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4535in"/>
    </style:style>
    <style:style style:name="co8" style:family="table-column">
      <style:table-column-properties fo:break-before="auto" style:column-width="2.0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come Calculator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ross Income:</text:p>
          </table:table-cell>
          <table:table-cell office:value-type="float" office:value="100000">
            <text:p>100000</text:p>
          </table:table-cell>
          <table:table-cell table:number-columns-repeated="3"/>
          <table:table-cell office:value-type="string">
            <text:p>Federal Incom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Income Strata</text:p>
          </table:table-cell>
          <table:table-cell table:style-name="ce1" office:value-type="string">
            <text:p>Tax Paid</text:p>
          </table:table-cell>
          <table:table-cell table:number-columns-repeated="2"/>
          <table:table-cell table:style-name="ce1" office:value-type="string">
            <text:p>Flags</text:p>
          </table:table-cell>
          <table:table-cell/>
        </table:table-row>
        <table:table-row table:style-name="ro1">
          <table:table-cell table:style-name="ce1" office:value-type="string">
            <text:p>Taxable Income:</text:p>
          </table:table-cell>
          <table:table-cell table:formula="of:=[.B1] - SUM([.B5:.B7])" office:value-type="float" office:value="89202">
            <text:p>89202</text:p>
          </table:table-cell>
          <table:table-cell table:number-columns-repeated="4"/>
          <table:table-cell office:value-type="float" office:value="0.1">
            <text:p>0.1</text:p>
          </table:table-cell>
          <table:table-cell office:value-type="float" office:value="8500">
            <text:p>8500</text:p>
          </table:table-cell>
          <table:table-cell table:formula="of:=IF([.B2]&lt;([.H2]-0.01);0;IF([.B2]&gt;=[.H2];[.H2]*[.G2];0))" office:value-type="float" office:value="850">
            <text:p>850</text:p>
          </table:table-cell>
          <table:table-cell table:number-columns-repeated="2"/>
          <table:table-cell office:value-type="string">
            <text:p>State Allows Exemptions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0.15">
            <text:p>0.15</text:p>
          </table:table-cell>
          <table:table-cell office:value-type="float" office:value="34500">
            <text:p>34500</text:p>
          </table:table-cell>
          <table:table-cell table:formula="of:=IF(AND([.B2]&lt;([.H3]-0.01);[.B2] &gt;= [.H2]);([.B2]-[.H2]) * [.G3];IF([.B2]&gt;=[.H3];([.H3]-[.H2])*[.G3];0))" office:value-type="float" office:value="3900">
            <text:p>3900</text:p>
          </table:table-cell>
          <table:table-cell table:number-columns-repeated="2"/>
          <table:table-cell office:value-type="string">
            <text:p>Income State Exempt</text:p>
          </table:table-cell>
          <table:table-cell table:formula="of:= 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0.25">
            <text:p>0.25</text:p>
          </table:table-cell>
          <table:table-cell office:value-type="float" office:value="83600">
            <text:p>83600</text:p>
          </table:table-cell>
          <table:table-cell table:formula="of:=IF(AND([.B2]&lt;([.H4]-0.01);[.B2] &gt;= [.H3]);([.B2]-[.H3]) * [.G4];IF([.B2]&gt;=[.H4];([.H4]-[.H3])*[.G4];0))" office:value-type="float" office:value="12275">
            <text:p>1227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tirement Deduction</text:p>
          </table:table-cell>
          <table:table-cell table:formula="of:= [.I30]" office:value-type="float" office:value="0">
            <text:p>0</text:p>
          </table:table-cell>
          <table:table-cell table:number-columns-repeated="4"/>
          <table:table-cell office:value-type="float" office:value="0.28">
            <text:p>0.28</text:p>
          </table:table-cell>
          <table:table-cell office:value-type="float" office:value="174400">
            <text:p>174400</text:p>
          </table:table-cell>
          <table:table-cell table:formula="of:=IF(AND([.B2]&lt;([.H5]-0.01);[.B2] &gt;= [.H4]);([.B2]-[.H4]) * [.G5];IF([.B2]&gt;=[.H5];([.H5]-[.H4])*[.G5];0))" office:value-type="float" office:value="1568.56">
            <text:p>1568.5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ersonal Exemption</text:p>
          </table:table-cell>
          <table:table-cell office:value-type="float" office:value="3800">
            <text:p>3800</text:p>
          </table:table-cell>
          <table:table-cell table:number-columns-repeated="4"/>
          <table:table-cell office:value-type="float" office:value="0.33">
            <text:p>0.33</text:p>
          </table:table-cell>
          <table:table-cell office:value-type="float" office:value="379150">
            <text:p>379150</text:p>
          </table:table-cell>
          <table:table-cell table:formula="of:=IF([.B1]&gt;[.H6];([.H6]-[.H5])*[.G6];IF([.B1]-[.H5]&gt;0;([.B1]-[.H5])*[.G6];0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-Federal Exemption</text:p>
          </table:table-cell>
          <table:table-cell table:formula="of:=[.I13] + [.I10]" office:value-type="float" office:value="6998">
            <text:p>6998</text:p>
          </table:table-cell>
          <table:table-cell table:number-columns-repeated="5"/>
          <table:table-cell table:style-name="ce1" office:value-type="string">
            <text:p>Total Federal</text:p>
          </table:table-cell>
          <table:table-cell table:formula="of:=SUM([.I2:.I6])" office:value-type="float" office:value="18593.56">
            <text:p>18593.5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office:value-type="string">
            <text:p>State Income</text:p>
          </table:table-cell>
          <table:table-cell office:value-type="float" office:value="0.0307">
            <text:p>0.030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>
            <text:p>Total State</text:p>
          </table:table-cell>
          <table:table-cell table:formula="of:=IF(OR([.M2];[.M3]);[.B5]*[.G9];[.B1]*[.G9])" office:value-type="float" office:value="3070">
            <text:p>307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et Income:</text:p>
          </table:table-cell>
          <table:table-cell table:formula="of:=[.B1]-[.I33]" office:value-type="float" office:value="66925.98">
            <text:p>66925.9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Bi-Weekly Net:</text:p>
          </table:table-cell>
          <table:table-cell table:formula="of:=[.B11]/26" office:value-type="float" office:value="2574.07615384615">
            <text:p>2574.0761538462</text:p>
          </table:table-cell>
          <table:table-cell table:number-columns-repeated="3"/>
          <table:table-cell office:value-type="string">
            <text:p>Local Income</text:p>
          </table:table-cell>
          <table:table-cell office:value-type="float" office:value="0.03928">
            <text:p>0.0392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i-Weekly Gross:</text:p>
          </table:table-cell>
          <table:table-cell table:formula="of:=[.B1]/26" office:value-type="float" office:value="3846.15384615385">
            <text:p>3846.1538461539</text:p>
          </table:table-cell>
          <table:table-cell table:number-columns-repeated="3"/>
          <table:table-cell table:style-name="Default"/>
          <table:table-cell/>
          <table:table-cell table:style-name="ce1" office:value-type="string">
            <text:p>Total Local</text:p>
          </table:table-cell>
          <table:table-cell table:formula="of:=[.B1] * [.G12]" office:value-type="float" office:value="3928">
            <text:p>392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Bi-Weekly Federal:</text:p>
          </table:table-cell>
          <table:table-cell table:formula="of:=[.I7]/26" office:value-type="float" office:value="715.136923076923">
            <text:p>715.1369230769</text:p>
          </table:table-cell>
          <table:table-cell table:number-columns-repeated="3"/>
          <table:table-cell office:value-type="string">
            <text:p>Misc Taxes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i-Weekly State:</text:p>
          </table:table-cell>
          <table:table-cell table:formula="of:=[.I10]/26" office:value-type="float" office:value="118.076923076923">
            <text:p>118.0769230769</text:p>
          </table:table-cell>
          <table:table-cell table:number-columns-repeated="3"/>
          <table:table-cell table:style-name="Default" office:value-type="string">
            <text:p>Social Security</text:p>
          </table:table-cell>
          <table:table-cell office:value-type="float" office:value="0.042">
            <text:p>0.042</text:p>
          </table:table-cell>
          <table:table-cell/>
          <table:table-cell table:formula="of:=IF([.B1]&lt;110100;[.B1] * [.G16];110100*[.G16])" office:value-type="float" office:value="4200">
            <text:p>42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i-Weekly Local:</text:p>
          </table:table-cell>
          <table:table-cell table:formula="of:=[.I13]/26" office:value-type="float" office:value="151.076923076923">
            <text:p>151.0769230769</text:p>
          </table:table-cell>
          <table:table-cell table:number-columns-repeated="3"/>
          <table:table-cell table:style-name="Default" office:value-type="string">
            <text:p>Medicare</text:p>
          </table:table-cell>
          <table:table-cell office:value-type="float" office:value="0.0145">
            <text:p>0.0145</text:p>
          </table:table-cell>
          <table:table-cell/>
          <table:table-cell table:formula="of:=[.B1] * [.G17]" office:value-type="float" office:value="1450">
            <text:p>145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i-Weekly Misc: </text:p>
          </table:table-cell>
          <table:table-cell table:formula="of:=[.I19]/26" office:value-type="float" office:value="248.076923076923">
            <text:p>248.0769230769</text:p>
          </table:table-cell>
          <table:table-cell table:number-columns-repeated="3"/>
          <table:table-cell table:style-name="Default" office:value-type="string">
            <text:p>PA SUI</text:p>
          </table:table-cell>
          <table:table-cell office:value-type="float" office:value="0.008">
            <text:p>0.008</text:p>
          </table:table-cell>
          <table:table-cell/>
          <table:table-cell table:formula="of:=[.B1] * [.G18]" office:value-type="float" office:value="800">
            <text:p>8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i-Weekly Benefits: </text:p>
          </table:table-cell>
          <table:table-cell table:formula="of:=[.I26] / 26" office:value-type="float" office:value="39.71">
            <text:p>39.71</text:p>
          </table:table-cell>
          <table:table-cell table:number-columns-repeated="3"/>
          <table:table-cell office:value-type="string">
            <text:p>Total Misc Taxes</text:p>
          </table:table-cell>
          <table:table-cell table:number-columns-repeated="2"/>
          <table:table-cell table:formula="of:=SUM([.I16:.I18])" office:value-type="float" office:value="6450">
            <text:p>64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Yearly Benefi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string">
            <text:p>Medical</text:p>
          </table:table-cell>
          <table:table-cell table:number-columns-repeated="2"/>
          <table:table-cell office:value-type="float" office:value="754">
            <text:p>7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Dental</text:p>
          </table:table-cell>
          <table:table-cell table:number-columns-repeated="2"/>
          <table:table-cell office:value-type="float" office:value="132.34">
            <text:p>132.3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Legal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Long Term Disability</text:p>
          </table:table-cell>
          <table:table-cell table:number-columns-repeated="2"/>
          <table:table-cell office:value-type="float" office:value="56.12">
            <text:p>56.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otal Benefits</text:p>
          </table:table-cell>
          <table:table-cell table:number-columns-repeated="2"/>
          <table:table-cell table:formula="of:=SUM([.I22:.I25])" office:value-type="float" office:value="1032.46">
            <text:p>1032.4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etirement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string">
            <text:p>Roth 401K</text:p>
          </table:table-cell>
          <table:table-cell office:value-type="float" office:value="0">
            <text:p>0</text:p>
          </table:table-cell>
          <table:table-cell/>
          <table:table-cell table:formula="of:= [.B1] * [.G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401K</text:p>
          </table:table-cell>
          <table:table-cell office:value-type="float" office:value="0">
            <text:p>0</text:p>
          </table:table-cell>
          <table:table-cell/>
          <table:table-cell table:formula="of:= [.B1] * [.G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otal Retirement</text:p>
          </table:table-cell>
          <table:table-cell table:number-columns-repeated="2"/>
          <table:table-cell table:formula="of:=SUM([.I29:.I3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Total Deduction</text:p>
          </table:table-cell>
          <table:table-cell table:number-columns-repeated="2"/>
          <table:table-cell table:formula="of:=SUM([.I7];[.I10];[.I13];[.I19];[.I26];[.I31])" office:value-type="float" office:value="33074.02">
            <text:p>33074.0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07:37:06</meta:creation-date>
    <dc:date>2012-06-20T10:11:17</dc:date>
    <meta:editing-duration>PT13M58S</meta:editing-duration>
    <meta:editing-cycles>2</meta:editing-cycles>
    <meta:generator>LibreOffice/3.5$Linux_x86 LibreOffice_project/350m1$Build-102</meta:generator>
    <meta:document-statistic meta:table-count="3" meta:cell-count="94" meta:object-count="0"/>
  </office:meta>
</office:document-meta>
</file>